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1D8957E8EFA3789EE99.png" manifest:media-type="image/png"/>
  <manifest:file-entry manifest:full-path="Pictures/10022806000075ED000034810401943F9491D022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0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akar1" fo:font-size="24pt" fo:font-weight="bold" style:font-size-asian="18pt" style:font-weight-asian="bold" style:font-size-complex="18pt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font-name="aakar1" fo:font-size="24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2cm" svg:height="1.358cm" svg:x="0.5cm" svg:y="0.2cm">
          <draw:text-box>
            <text:p><text:span text:style-name="T1">A.</text:span></text:p>
          </draw:text-box>
        </draw:frame>
        <draw:frame draw:style-name="gr1" draw:text-style-name="P1" draw:layer="layout" svg:width="2.2cm" svg:height="1.358cm" svg:x="8.7cm" svg:y="0.2cm">
          <draw:text-box>
            <text:p><text:span text:style-name="T1">B.</text:span></text:p>
          </draw:text-box>
        </draw:frame>
        <draw:frame draw:style-name="gr2" draw:text-style-name="P2" draw:layer="layout" svg:width="18.419cm" svg:height="8.2cm" svg:x="-0.7cm" svg:y="0.6cm">
          <draw:image xlink:href="Pictures/10022806000075ED000034810401943F9491D022.svg" xlink:type="simple" xlink:show="embed" xlink:actuate="onLoad" loext:mime-type="image/svg+xml">
            <text:p/>
          </draw:image>
          <draw:image xlink:href="Pictures/1000020100000424000001D8957E8EFA3789EE99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aakar" svg:font-family="aakar" style:font-pitch="variable"/>
    <style:font-face style:name="aakar1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7.5cm" fo:page-height="9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21T11:58:53.889758860</meta:creation-date>
    <dc:date>2024-12-03T10:37:52.434160925</dc:date>
    <meta:editing-duration>PT30M31S</meta:editing-duration>
    <meta:editing-cycles>7</meta:editing-cycles>
    <meta:generator>LibreOffice/6.4.7.2$Linux_X86_64 LibreOffice_project/40$Build-2</meta:generator>
    <meta:document-statistic meta:object-count="3"/>
  </office:meta>
</office:document-meta>
</file>